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397cm" fo:line-height="160%" fo:text-align="justify" style:justify-single-word="false" fo:orphans="2" fo:widows="2" fo:text-indent="0cm" style:auto-text-indent="false" fo:padding="0cm" fo:border="none"/>
      <style:text-properties fo:font-variant="normal" fo:text-transform="none" fo:color="#202020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margin-left="0cm" fo:margin-right="0cm" fo:margin-top="0cm" fo:margin-bottom="0.397cm" fo:line-height="160%" fo:text-align="justify" style:justify-single-word="false" fo:orphans="2" fo:widows="2" fo:text-indent="0cm" style:auto-text-indent="false" fo:padding="0cm" fo:border="none"/>
      <style:text-properties fo:font-variant="normal" fo:text-transform="none" fo:color="#20202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cm" fo:margin-right="0cm" fo:margin-top="0cm" fo:margin-bottom="0.397cm" fo:line-height="160%" fo:text-align="justify" style:justify-single-word="false" fo:orphans="2" fo:widows="2" fo:text-indent="0cm" style:auto-text-indent="false" fo:padding="0cm" fo:border="none"/>
      <style:text-properties fo:font-variant="normal" fo:text-transform="none" fo:color="#20202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left="0cm" fo:margin-right="0cm" fo:margin-top="0cm" fo:margin-bottom="0.397cm" fo:line-height="160%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left="0cm" fo:margin-right="0cm" fo:margin-top="0cm" fo:margin-bottom="0.397cm" fo:line-height="160%" fo:text-align="justify" style:justify-single-word="false" fo:orphans="2" fo:widows="2" fo:text-indent="0cm" style:auto-text-indent="false" fo:padding="0cm" fo:border="none"/>
      <style:text-properties style:font-name="Times New Roman" fo:font-size="12pt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.397cm" fo:line-height="160%" fo:text-align="justify" style:justify-single-word="false" fo:orphans="2" fo:widows="2" fo:text-indent="0cm" style:auto-text-indent="false" fo:padding="0cm" fo:border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333333" style:font-name="Open Sans" fo:font-size="11.25pt" fo:letter-spacing="normal" fo:font-style="normal" fo:font-weight="normal"/>
    </style:style>
    <style:style style:name="T2" style:family="text">
      <style:text-properties fo:font-variant="normal" fo:text-transform="none" fo:color="#333333" fo:font-size="11.25pt" fo:letter-spacing="normal" fo:font-style="normal" fo:font-weight="normal"/>
    </style:style>
    <style:style style:name="T3" style:family="text">
      <style:text-properties fo:font-variant="normal" fo:text-transform="none" fo:color="#333333" fo:letter-spacing="normal" fo:font-style="normal" fo:font-weight="normal"/>
    </style:style>
    <style:style style:name="T4" style:family="text">
      <style:text-properties fo:font-variant="normal" fo:text-transform="none" fo:color="#202020" style:font-name="Arial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202020" style:font-name="Arial" fo:font-size="14pt" fo:letter-spacing="normal" fo:font-style="normal" style:font-size-asian="14pt" style:font-size-complex="14pt"/>
    </style:style>
    <style:style style:name="T6" style:family="text">
      <style:text-properties fo:font-variant="normal" fo:text-transform="none" fo:color="#202020" fo:font-size="14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202020" fo:font-size="14pt" fo:letter-spacing="normal" fo:font-style="normal" style:font-size-asian="14pt" style:font-size-complex="14pt"/>
    </style:style>
    <style:style style:name="T8" style:family="text">
      <style:text-properties fo:font-variant="normal" fo:text-transform="none" fo:color="#202020" fo:letter-spacing="normal" fo:font-style="normal"/>
    </style:style>
    <style:style style:name="T9" style:family="text">
      <style:text-properties fo:font-variant="normal" fo:text-transform="none" fo:color="#202020" fo:letter-spacing="normal" fo:font-style="normal" fo:font-weight="normal"/>
    </style:style>
    <style:style style:name="T10" style:family="text">
      <style:text-properties fo:color="#333333"/>
    </style:style>
    <style:style style:name="T11" style:family="text">
      <style:text-properties fo:color="#333333" style:font-name="Open Sans" fo:font-size="11.25pt"/>
    </style:style>
    <style:style style:name="T12" style:family="text">
      <style:text-properties fo:color="#333333" style:font-name="Open Sans" fo:font-size="11.25pt" fo:font-weight="bold"/>
    </style:style>
    <style:style style:name="T13" style:family="text">
      <style:text-properties fo:color="#333333" fo:font-size="11.25pt"/>
    </style:style>
    <style:style style:name="T14" style:family="text">
      <style:text-properties fo:color="#333333" fo:font-size="11.25pt" fo:font-weight="bold"/>
    </style:style>
    <style:style style:name="T15" style:family="text">
      <style:text-properties fo:color="#333333" style:font-name="Times New Roman"/>
    </style:style>
    <style:style style:name="T16" style:family="text">
      <style:text-properties fo:color="#333333" style:font-name="Times New Roman" fo:font-size="11.25pt"/>
    </style:style>
    <style:style style:name="T17" style:family="text">
      <style:text-properties fo:color="#333333" style:font-name="Times New Roman" fo:font-size="11.25pt" fo:font-weight="bold"/>
    </style:style>
    <style:style style:name="T18" style:family="text">
      <style:text-properties fo:color="#333333" style:font-name="Times New Roman" fo:font-weight="bold"/>
    </style:style>
    <style:style style:name="T19" style:family="text">
      <style:text-properties fo:color="#333333" style:font-name="Times New Roman" fo:font-size="12pt" style:font-size-asian="12pt" style:font-size-complex="12pt"/>
    </style:style>
    <style:style style:name="T20" style:family="text">
      <style:text-properties fo:color="#333333" style:font-name="Times New Roman" fo:font-size="12pt" fo:font-weight="bold" style:font-size-asian="12pt" style:font-size-complex="12pt"/>
    </style:style>
    <style:style style:name="T21" style:family="text">
      <style:text-properties fo:color="#333333" style:font-name="Times New Roman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333333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tary szpital- historia placówki- kalendarium</text:p>
      <text:p text:style-name="P7"/>
      <text:p text:style-name="P5"><text:span text:style-name="T3"><text:s/>1862 r- <text:s/>zbudowano obiekt przy ulicy Sukienników z cegieł pozyskanych z rozbiórki murów miejskich</text:span></text:p>
      <text:p text:style-name="P5"><text:span text:style-name="T3">1884 r.- </text:span><text:span text:style-name="T9">utworzenia szpitala na bazie istniejącej placówki opiekuńczo-wychowawczej prowadzonej przez ss. Franciszkanki. Inicjatorem tej idei był ks. dr Antoni Wolszleger.</text:span></text:p>
      <text:p text:style-name="P6"><text:span text:style-name="T8">1885 r. - do Chojnic przybyła grupa sióstr, które objęły Zakład św. Boromeusza.</text:span></text:p>
      <text:p text:style-name="P2">12 listopada 1886 roku został przyjęty pierwszy pacjent na leczenie szpitalne</text:p>
      <text:p text:style-name="P2">1888 r.- <text:s/>doprowadzono do budynku szpitala wodociąg i kanalizację. A rok później zakupiono stół operacyjny. </text:p>
      <text:p text:style-name="P2">1900 r.- <text:s text:c="3"/>zelektryfikowano szpital </text:p>
      <text:p text:style-name="P2">1903 r.- założono centralne ogrzewanie, zbudowano skrzydło północne, co pozwoliło powiększyć powierzchnię szpitalną. </text:p>
      <text:p text:style-name="P2">1904 r. - pozyskano tzw. Dom św. Jerzego, w którym w latach po II wojnie mieściło się PR. </text:p>
      <text:p text:style-name="P1"><text:span text:style-name="T21">1904 r. - Zakupiony został od </text:span><text:span text:style-name="Strong_20_Emphasis"><text:span text:style-name="T21">Paula Redmanna</text:span></text:span><text:span text:style-name="T21"> cały kompleks liczący osiem domów mieszkalnych: mieszczących klasztor, szpital, szkołę gospodarczą dla dziewcząt, szkołę elementarną, sierociniec, przedszkole i żłobek. </text:span></text:p>
      <text:p text:style-name="P2"><text:span text:style-name="T10">W latach 1902 -1906 zbudowano trzypiętrowy budynek w którym początkowo mieścił się zakład opiekuńczy dla dziewcząt,</text:span></text:p>
      <text:p text:style-name="P2"><text:span text:style-name="T22">1907 r.- pozyskano <text:s/>budynek narożny zwany Domem św. Franciszka, co pozwoliło na połączenie budynków w jedną całość.</text:span><text:span text:style-name="T10"> </text:span></text:p>
      <text:p text:style-name="P2"><text:span text:style-name="T10">1918 r.- <text:s/>powstała nowa sala operacyjna, wydzielono 12 łóżek na potrzeby leczenia dzieci. </text:span></text:p>
      <text:p text:style-name="P2"><text:span text:style-name="T10">1919 r.- utworzono laboratorium szpitalne.</text:span></text:p>
      <text:p text:style-name="P2"><text:span text:style-name="T10">1922 r.- <text:s/>zakończono ostatecznie przebudowę obiektów i połączono budynki,</text:span></text:p>
      <text:p text:style-name="P2"><text:span text:style-name="T10"><text:s/>I wojna światowa- <text:s text:c="2"/>zmiana charakteru Zakładu św. Boromeusza - utworzono w nim szpital rezerwowy na potrzeby wojska, a tylko niewielką część wydzielono na rzecz lecznictwa cywilnego. </text:span></text:p>
      <text:p text:style-name="P2"><text:soft-page-break/><text:span text:style-name="T10">1920 r.- udostępnienie <text:s/>szpitala na potrzeby Wojska Polskiego.</text:span></text:p>
      <text:p text:style-name="P3"><text:span text:style-name="T10">1933r.- <text:s/>zorganizowano pierwszą w mieście Poradnię Matki i Dziecka pod kierunkiem wielce zasłużonego dla szpitala dra Wrzesińskiego.</text:span></text:p>
      <text:p text:style-name="P2"><text:span text:style-name="T10">1936 r.- <text:s/>obchody <text:s/>50- lecia szpitala. </text:span></text:p>
      <text:p text:style-name="P2"><text:span text:style-name="T10">1949 r. szpital upaństwowiono postanowiono wyeliminować dotychczasowych właścicieli i stopniowo odbierano siostrom kolejne placówki oraz pomieszczenia. </text:span></text:p>
      <text:p text:style-name="P3"><text:span text:style-name="T10">1957 r.- szpital Chojnicki nazwany zostaje imieniem <text:s/>doktora Jana Karola Łukowicza a najwyższe władze państwowe przyznają mu w uznaniu jego zasług Krzyż Komandorski Orderu Odrodzenia Polski.</text:span></text:p>
      <text:p text:style-name="P2"><text:span text:style-name="T10">1974 r.- pożar budynku szpitala</text:span></text:p>
      <text:p text:style-name="P4"><text:span text:style-name="T10">Interesującym epizodem w dziejach chojnickiego lecznictwa było wyznaczenie w obecnym gmachu Zespołu Szkół Licealnych (dawny budynek koszar) funkcji lazaretu dla żołnierzy napoleońskich wracających spod Moskwy. Wielu z nich dokonało tu swojego żywota na wskutek odniesionych ran i wycieńczenia. Zostali pochowani na tzw. cmentarzu francuskim przy drodze do Igieł. W okresie wojen światowych przejściowo znajdował się tu szpital polowy. </text:span></text:p>
      <text:p text:style-name="P2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3T15:13:19.84</meta:creation-date>
    <meta:document-statistic meta:table-count="0" meta:image-count="0" meta:object-count="0" meta:page-count="2" meta:paragraph-count="23" meta:word-count="363" meta:character-count="2696"/>
    <dc:date>2022-11-23T15:39:16.25</dc:date>
    <meta:editing-duration>PT8M</meta:editing-duration>
    <meta:editing-cycles>1</meta:editing-cycles>
    <meta:generator>OpenOffice/4.1.3$Win32 OpenOffice.org_project/413m1$Build-9783</meta:generator>
  </office:meta>
</office:document-meta>
</file>